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4097805" calcext:value-type="float">
            <text:p>30,4097805</text:p>
          </table:table-cell>
          <table:table-cell office:value-type="float" office:value="5.008812537E-026" calcext:value-type="float">
            <text:p>5,01E-026</text:p>
          </table:table-cell>
          <table:table-cell office:value-type="float" office:value="3.103155136" calcext:value-type="float">
            <text:p>3,103155136</text:p>
          </table:table-cell>
          <table:table-cell table:style-name="ce2" table:formula="of:=([.E3]-[.E2])/[.E2]" office:value-type="float" office:value="0.00544259107675486" calcext:value-type="float">
            <text:p>0,005442591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37" calcext:value-type="float">
            <text:p>16037</text:p>
          </table:table-cell>
          <table:table-cell office:value-type="float" office:value="23.83098602" calcext:value-type="float">
            <text:p>23,83098602</text:p>
          </table:table-cell>
          <table:table-cell office:value-type="float" office:value="4.560971146E-020" calcext:value-type="float">
            <text:p>4,56E-020</text:p>
          </table:table-cell>
          <table:table-cell office:value-type="float" office:value="2.376355886" calcext:value-type="float">
            <text:p>2,37635588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037" calcext:value-type="float">
            <text:p>16037</text:p>
          </table:table-cell>
          <table:table-cell office:value-type="float" office:value="24.21857643" calcext:value-type="float">
            <text:p>24,21857643</text:p>
          </table:table-cell>
          <table:table-cell office:value-type="float" office:value="1.267261782E-020" calcext:value-type="float">
            <text:p>1,27E-020</text:p>
          </table:table-cell>
          <table:table-cell office:value-type="float" office:value="2.378932953" calcext:value-type="float">
            <text:p>2,378932953</text:p>
          </table:table-cell>
          <table:table-cell table:formula="of:=([.E5]-[.E4])/[.E4]" office:value-type="float" office:value="0.0010844617235923" calcext:value-type="float">
            <text:p>0,00108446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9" calcext:value-type="float">
            <text:p>16139</text:p>
          </table:table-cell>
          <table:table-cell office:value-type="float" office:value="25.6487236" calcext:value-type="float">
            <text:p>25,6487236</text:p>
          </table:table-cell>
          <table:table-cell office:value-type="float" office:value="1.112470574E-017" calcext:value-type="float">
            <text:p>1,11E-017</text:p>
          </table:table-cell>
          <table:table-cell office:value-type="float" office:value="1.985132813" calcext:value-type="float">
            <text:p>1,985132813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139" calcext:value-type="float">
            <text:p>16139</text:p>
          </table:table-cell>
          <table:table-cell office:value-type="float" office:value="25.58836174" calcext:value-type="float">
            <text:p>25,58836174</text:p>
          </table:table-cell>
          <table:table-cell office:value-type="float" office:value="2.557645597E-017" calcext:value-type="float">
            <text:p>2,56E-017</text:p>
          </table:table-cell>
          <table:table-cell office:value-type="float" office:value="1.985882998" calcext:value-type="float">
            <text:p>1,985882998</text:p>
          </table:table-cell>
          <table:table-cell table:style-name="ce3" table:formula="of:=([.E7]-[.E6])/[.E6]" office:value-type="float" office:value="0.000377901667378269" calcext:value-type="float">
            <text:p>0,00037790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12" calcext:value-type="float">
            <text:p>16212</text:p>
          </table:table-cell>
          <table:table-cell office:value-type="float" office:value="26.07133293" calcext:value-type="float">
            <text:p>26,07133293</text:p>
          </table:table-cell>
          <table:table-cell office:value-type="float" office:value="2.854027753E-015" calcext:value-type="float">
            <text:p>2,85E-015</text:p>
          </table:table-cell>
          <table:table-cell office:value-type="float" office:value="1.729545236" calcext:value-type="float">
            <text:p>1,72954523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212" calcext:value-type="float">
            <text:p>16212</text:p>
          </table:table-cell>
          <table:table-cell office:value-type="float" office:value="25.86869049" calcext:value-type="float">
            <text:p>25,86869049</text:p>
          </table:table-cell>
          <table:table-cell office:value-type="float" office:value="3.902253259E-015" calcext:value-type="float">
            <text:p>3,90E-015</text:p>
          </table:table-cell>
          <table:table-cell office:value-type="float" office:value="1.730069041" calcext:value-type="float">
            <text:p>1,730069041</text:p>
          </table:table-cell>
          <table:table-cell table:style-name="ce3" table:formula="of:=([.E9]-[.E8])/[.E8]" office:value-type="float" office:value="0.000302857068492451" calcext:value-type="float">
            <text:p>0,000302857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7" calcext:value-type="float">
            <text:p>16277</text:p>
          </table:table-cell>
          <table:table-cell office:value-type="float" office:value="26.08323288" calcext:value-type="float">
            <text:p>26,08323288</text:p>
          </table:table-cell>
          <table:table-cell office:value-type="float" office:value="0.000000000000188104442" calcext:value-type="float">
            <text:p>1,88E-013</text:p>
          </table:table-cell>
          <table:table-cell office:value-type="float" office:value="1.547973156" calcext:value-type="float">
            <text:p>1,54797315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277" calcext:value-type="float">
            <text:p>16277</text:p>
          </table:table-cell>
          <table:table-cell office:value-type="float" office:value="25.79250526" calcext:value-type="float">
            <text:p>25,79250526</text:p>
          </table:table-cell>
          <table:table-cell office:value-type="float" office:value="0.0000000000001977568771" calcext:value-type="float">
            <text:p>1,98E-013</text:p>
          </table:table-cell>
          <table:table-cell office:value-type="float" office:value="1.548727512" calcext:value-type="float">
            <text:p>1,548727512</text:p>
          </table:table-cell>
          <table:table-cell table:style-name="ce3" table:formula="of:=([.E11]-[.E10])/[.E10]" office:value-type="float" office:value="0.000487318528151574" calcext:value-type="float">
            <text:p>0,000487318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9" calcext:value-type="float">
            <text:p>16339</text:p>
          </table:table-cell>
          <table:table-cell office:value-type="float" office:value="25.89634323" calcext:value-type="float">
            <text:p>25,89634323</text:p>
          </table:table-cell>
          <table:table-cell office:value-type="float" office:value="0.000000000004003523641" calcext:value-type="float">
            <text:p>4,00E-012</text:p>
          </table:table-cell>
          <table:table-cell office:value-type="float" office:value="1.409257054" calcext:value-type="float">
            <text:p>1,40925705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339" calcext:value-type="float">
            <text:p>16339</text:p>
          </table:table-cell>
          <table:table-cell office:value-type="float" office:value="25.87540627" calcext:value-type="float">
            <text:p>25,87540627</text:p>
          </table:table-cell>
          <table:table-cell office:value-type="float" office:value="0.000000000001820394096" calcext:value-type="float">
            <text:p>1,82E-012</text:p>
          </table:table-cell>
          <table:table-cell office:value-type="float" office:value="1.409994006" calcext:value-type="float">
            <text:p>1,409994006</text:p>
          </table:table-cell>
          <table:table-cell table:formula="of:=([.E13]-[.E12])/[.E12]" office:value-type="float" office:value="0.000522936534472733" calcext:value-type="float">
            <text:p>0,00052293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8" calcext:value-type="float">
            <text:p>16428</text:p>
          </table:table-cell>
          <table:table-cell office:value-type="float" office:value="25.87618828" calcext:value-type="float">
            <text:p>25,87618828</text:p>
          </table:table-cell>
          <table:table-cell office:value-type="float" office:value="0.00000000001775067246" calcext:value-type="float">
            <text:p>1,78E-011</text:p>
          </table:table-cell>
          <table:table-cell office:value-type="float" office:value="1.295864105" calcext:value-type="float">
            <text:p>1,29586410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28" calcext:value-type="float">
            <text:p>16428</text:p>
          </table:table-cell>
          <table:table-cell office:value-type="float" office:value="25.94383049" calcext:value-type="float">
            <text:p>25,94383049</text:p>
          </table:table-cell>
          <table:table-cell office:value-type="float" office:value="0.00000000002780607168" calcext:value-type="float">
            <text:p>2,78E-011</text:p>
          </table:table-cell>
          <table:table-cell office:value-type="float" office:value="1.296666145" calcext:value-type="float">
            <text:p>1,296666145</text:p>
          </table:table-cell>
          <table:table-cell table:formula="of:=([.E15]-[.E14])/[.E14]" office:value-type="float" office:value="0.000618922923248922" calcext:value-type="float">
            <text:p>0,000618922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6" calcext:value-type="float">
            <text:p>16546</text:p>
          </table:table-cell>
          <table:table-cell office:value-type="float" office:value="25.95408821" calcext:value-type="float">
            <text:p>25,95408821</text:p>
          </table:table-cell>
          <table:table-cell office:value-type="float" office:value="0.0000000002460283643" calcext:value-type="float">
            <text:p>2,46E-010</text:p>
          </table:table-cell>
          <table:table-cell office:value-type="float" office:value="1.202025294" calcext:value-type="float">
            <text:p>1,20202529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546" calcext:value-type="float">
            <text:p>16546</text:p>
          </table:table-cell>
          <table:table-cell office:value-type="float" office:value="26.0424118" calcext:value-type="float">
            <text:p>26,0424118</text:p>
          </table:table-cell>
          <table:table-cell office:value-type="float" office:value="0.00000000001678644029" calcext:value-type="float">
            <text:p>1,68E-011</text:p>
          </table:table-cell>
          <table:table-cell office:value-type="float" office:value="1.202353239" calcext:value-type="float">
            <text:p>1,202353239</text:p>
          </table:table-cell>
          <table:table-cell table:formula="of:=([.E17]-[.E16])/[.E16]" office:value-type="float" office:value="0.000272827037531538" calcext:value-type="float">
            <text:p>0,00027282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26.06035423" calcext:value-type="float">
            <text:p>26,06035423</text:p>
          </table:table-cell>
          <table:table-cell office:value-type="float" office:value="0.0000000008527978324" calcext:value-type="float">
            <text:p>8,53E-010</text:p>
          </table:table-cell>
          <table:table-cell office:value-type="float" office:value="1.119684219" calcext:value-type="float">
            <text:p>1,119684219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54" calcext:value-type="float">
            <text:p>16654</text:p>
          </table:table-cell>
          <table:table-cell office:value-type="float" office:value="26.17663956" calcext:value-type="float">
            <text:p>26,17663956</text:p>
          </table:table-cell>
          <table:table-cell office:value-type="float" office:value="0.000000002728316462" calcext:value-type="float">
            <text:p>2,73E-009</text:p>
          </table:table-cell>
          <table:table-cell office:value-type="float" office:value="1.119998693" calcext:value-type="float">
            <text:p>1,119998693</text:p>
          </table:table-cell>
          <table:table-cell table:style-name="ce3" table:formula="of:=([.E19]-[.E18])/[.E18]" office:value-type="float" office:value="0.000280859544739252" calcext:value-type="float">
            <text:p>0,000280859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4" calcext:value-type="float">
            <text:p>16754</text:p>
          </table:table-cell>
          <table:table-cell office:value-type="float" office:value="26.18501663" calcext:value-type="float">
            <text:p>26,18501663</text:p>
          </table:table-cell>
          <table:table-cell office:value-type="float" office:value="0.00000000504797093" calcext:value-type="float">
            <text:p>5,05E-009</text:p>
          </table:table-cell>
          <table:table-cell office:value-type="float" office:value="1.052841902" calcext:value-type="float">
            <text:p>1,05284190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754" calcext:value-type="float">
            <text:p>16754</text:p>
          </table:table-cell>
          <table:table-cell office:value-type="float" office:value="26.27862167" calcext:value-type="float">
            <text:p>26,27862167</text:p>
          </table:table-cell>
          <table:table-cell office:value-type="float" office:value="0.000000002170603475" calcext:value-type="float">
            <text:p>2,17E-009</text:p>
          </table:table-cell>
          <table:table-cell office:value-type="float" office:value="1.053254604" calcext:value-type="float">
            <text:p>1,053254604</text:p>
          </table:table-cell>
          <table:table-cell table:style-name="ce3" table:formula="of:=([.E21]-[.E20])/[.E20]" office:value-type="float" office:value="0.000391988577977387" calcext:value-type="float">
            <text:p>0,000391988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821" calcext:value-type="float">
            <text:p>16821</text:p>
          </table:table-cell>
          <table:table-cell office:value-type="float" office:value="26.28466225" calcext:value-type="float">
            <text:p>26,28466225</text:p>
          </table:table-cell>
          <table:table-cell office:value-type="float" office:value="0.00000001007016692" calcext:value-type="float">
            <text:p>1,01E-008</text:p>
          </table:table-cell>
          <table:table-cell office:value-type="float" office:value="0.9907778502" calcext:value-type="float">
            <text:p>0,990777850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0978266468233928" calcext:value-type="float">
            <text:p>0,00097826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0T08:53:22.002232864</dc:date>
    <meta:document-statistic meta:table-count="1" meta:cell-count="121" meta:object-count="0"/>
    <meta:generator>LibreOffice/4.1.4.2$Linux_X86_64 LibreOffice_project/410m0$Build-2</meta:generator>
  </office:meta>
</office:document-meta>
</file>